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22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fo:border="0.035cm solid #000000"/>
      <style:text-properties style:font-name="Tahoma" fo:font-size="8pt" style:text-underline-style="none" style:font-name-asian="Lucida Sans Unicode" style:font-size-asian="8pt" style:language-asian="en" style:country-asian="US" style:font-name-complex="Tahoma" style:font-size-complex="8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font-name="Tahoma" fo:font-size="8pt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ahoma"/>
    </style:style>
    <style:style style:name="ce9" style:family="table-cell" style:parent-style-name="Default"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ahoma" fo:font-size="10pt" fo:language="pt" fo:country="BR" fo:font-style="normal" style:text-underline-style="solid" style:text-underline-width="auto" style:text-underline-color="font-color" fo:font-weight="normal" style:font-name-asian="Lucida Sans Unicode1" style:language-asian="zxx" style:country-asian="none" style:font-name-complex="Tahoma" style:font-size-complex="5.69999980926514pt"/>
    </style:style>
    <style:style style:name="T2" style:family="text">
      <style:text-properties style:use-window-font-color="true" style:font-name="Tahoma" fo:font-size="10pt" fo:language="pt" fo:country="BR" style:font-name-asian="Lucida Sans Unicode1" style:language-asian="en" style:country-asian="US" style:font-name-complex="Tahoma" style:font-size-complex="5.69999980926514pt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8"/>
          <table:table-cell table:style-name="ce8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o Glossário</text:p>
          </table:table-cell>
          <table:covered-table-cell table:style-name="ce8"/>
          <table:table-cell table:style-name="ce8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ERMO</text:p>
          </table:table-cell>
          <table:table-cell table:style-name="ce3" office:value-type="string">
            <text:p>FONT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 – Aplicativo</text:p>
          </table:table-cell>
          <table:table-cell table:style-name="ce9" office:value-type="string">
            <text:p><text:span text:style-name="T2"><text:a xlink:href="http://pt.wiktionary.org/wiki/aplicativo">http://pt.wiktionary.org/wiki/aplicativo</text:a></text:span>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TERM2 – Cardápio</text:p>
          </table:table-cell>
          <table:table-cell table:style-name="ce10" office:value-type="string">
            <text:p><text:span text:style-name="T2"><text:a xlink:href="http://pt.wikipedia.org/wiki/Fast_food">http://pt.wikipedia.org/wiki/Cardápio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3 – Cliente</text:p>
          </table:table-cell>
          <table:table-cell table:style-name="ce9" office:value-type="string">
            <text:p><text:span text:style-name="T2"><text:a xlink:href="http://pt.wikipedia.org/wiki/Fast_food">http://pt.wikipedia.org/wiki/Cliente_(comércio)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4 – Estabelecimento Alimentício / Restaurante</text:p>
          </table:table-cell>
          <table:table-cell table:style-name="ce9" office:value-type="string">
            <text:p><text:span text:style-name="T2"><text:a xlink:href="http://pt.wikipedia.org/wiki/Fast_food">http://pt.wikipedia.org/wiki/Restaurante</text:a></text:span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TERM5 - Delivery</text:p>
          </table:table-cell>
          <table:table-cell table:style-name="ce11" office:value-type="string">
            <text:p>LAMBERT, Douglas M.; STOCK, James R.; ELLRAM, Lisa M.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6 – Fast Food</text:p>
          </table:table-cell>
          <table:table-cell table:style-name="ce9" office:value-type="string">
            <text:p><text:span text:style-name="T2"><text:a xlink:href="http://pt.wikipedia.org/wiki/Fast_food">http://pt.wikipedia.org/wiki/Fast_food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7 – GPL</text:p>
          </table:table-cell>
          <table:table-cell table:style-name="ce9" office:value-type="string">
            <text:p><text:span text:style-name="T2"><text:a xlink:href="http://pt.wikipedia.org/wiki/GNU_General_Public_License">http://pt.wikipedia.org/wiki/GNU_General_Public_License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8 – Middleware</text:p>
          </table:table-cell>
          <table:table-cell table:style-name="ce9" office:value-type="string">
            <text:p><text:span text:style-name="T2"><text:a xlink:href="http://pt.wikipedia.org/wiki/Middleware">http://pt.wikipedia.org/wiki/Middleware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9 – Parcerias</text:p>
          </table:table-cell>
          <table:table-cell table:style-name="ce9" office:value-type="string">
            <text:p><text:span text:style-name="T2"><text:a xlink:href="http://www.priberam.pt/DLPO/default.aspx?pal=parceria">http://www.priberam.pt/DLPO/default.aspx?pal=parceria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0 – Prato</text:p>
          </table:table-cell>
          <table:table-cell table:style-name="ce9" office:value-type="string">
            <text:p><text:span text:style-name="T2"><text:a xlink:href="http://pt.wikipedia.org/wiki/Praça_de_alimentação">http://pt.wikipedia.org/wiki/Prato_(porção)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1– Praça de alimentação</text:p>
          </table:table-cell>
          <table:table-cell table:style-name="ce9" office:value-type="string">
            <text:p><text:span text:style-name="T2"><text:a xlink:href="http://pt.wikipedia.org/wiki/Praça_de_alimentação">http://pt.wikipedia.org/wiki/Praça_de_alimentação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2 – SMS</text:p>
          </table:table-cell>
          <table:table-cell table:style-name="ce9" office:value-type="string">
            <text:p><text:span text:style-name="T2"><text:a xlink:href="http://cartilha.cert.br/glossario/">http://cartilha.cert.br/glossario/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3 – W3C</text:p>
          </table:table-cell>
          <table:table-cell table:style-name="ce9" office:value-type="string">
            <text:p><text:span text:style-name="T2"><text:a xlink:href="http://www.w3.org/Consortium/">http://www.w3.org/Consortium/</text:a></text:span>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TERM14 – World Wide Web.</text:p>
          </table:table-cell>
          <table:table-cell table:style-name="ce9" office:value-type="string">
            <text:p><text:span text:style-name="T2"><text:a xlink:href="http://pt.wikipedia.org/wiki/WEB">http://pt.wikipedia.org/wiki/WEB</text:a></text:span>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TERM14 - <text:span text:style-name="T1">XHTML 1.0 transitional</text:span></text:p>
          </table:table-cell>
          <table:table-cell table:style-name="ce9" office:value-type="string">
            <text:p><text:span text:style-name="T2"><text:s/></text:span><text:span text:style-name="T2"><text:a xlink:href="http://pt.wikipedia.org/wiki/GNU_General_Public_License">http://pt.wikipedia.org/wiki/Xhtml</text:a></text:span></text:p>
          </table:table-cell>
          <table:table-cell table:number-columns-repeated="1022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5">15/10/2009</text:date>, <text:time>22:02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5T22:02:13.39</dc:date>
    <meta:generator>BrOffice.org/3.1$Win32 OpenOffice.org_project/310m19$Build-9420</meta:generator>
    <meta:editing-duration>PT01H26M42S</meta:editing-duration>
    <meta:editing-cycles>4</meta:editing-cycles>
    <meta:document-statistic meta:table-count="3" meta:cell-count="34" meta:object-count="0"/>
  </office:meta>
</office:document-meta>
</file>